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26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'S SEPARATION FROM SIN (26:1-5, 9-11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DAVID'S SEPARATION FROM SIN (26:1-5, 9-11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His request (26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His reasons (26:1-5, 9-11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His reasons (26:1-5, 9-11)<text:s text:c="1"/></text:span><text:span text:style-name="a457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He has trusted the Lord (26:1).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He has lived according to God's truth (26:2-3, 11).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<text:s text:c="1"/>He has refused to fellowship with the godless (26:4-5, 9-10).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DAVID'S SEPARATION FROM SIN (26:1-5, 9-11)<text:s text:c="1"/></text:span><text:span text:style-name="a475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His request (26:1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His reasons (26:1-5, 9-11)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PSALM 26<text:s text:c="1"/></text:span><text:span text:style-name="a490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DAVID'S SEPARATION FROM SIN (26:1-5, 9-11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DAVID'S SEPARATION TO GOD (26:6-8, 12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26 </dc:title>
    <meta:initial-creator>David STRICKLAND</meta:initial-creator>
    <dc:creator>David STRICKLAND</dc:creator>
    <meta:creation-date>2020-02-22T19:32:33Z</meta:creation-date>
    <dc:date>2020-02-22T19:32:33Z</dc:date>
    <meta:template xlink:href="BibleStudy" xlink:type="simple"/>
    <meta:editing-cycles>1</meta:editing-cycles>
    <meta:editing-duration>PT0S</meta:editing-duration>
    <meta:document-statistic meta:paragraph-count="15" meta:word-count="121"/>
  </office:meta>
</office:document-meta>
</file>